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0c3e"/>
    </style:style>
    <style:style style:name="P2" style:family="paragraph" style:parent-style-name="Standard">
      <style:paragraph-properties fo:text-align="start" style:justify-single-word="false"/>
      <style:text-properties officeooo:paragraph-rsid="00140c3e"/>
    </style:style>
    <style:style style:name="P3" style:family="paragraph" style:parent-style-name="Standard">
      <style:paragraph-properties fo:text-align="start" style:justify-single-word="false"/>
      <style:text-properties fo:font-size="15pt" officeooo:rsid="00140c3e" officeooo:paragraph-rsid="00140c3e" style:font-size-asian="15pt" style:font-size-complex="15pt"/>
    </style:style>
    <style:style style:name="P4" style:family="paragraph" style:parent-style-name="Standard">
      <style:paragraph-properties fo:line-height="115%" fo:text-align="start" style:justify-single-word="false"/>
      <style:text-properties fo:font-size="15pt" fo:font-weight="normal" officeooo:rsid="00123316" officeooo:paragraph-rsid="001554cb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line-height="115%" fo:text-align="start" style:justify-single-word="false"/>
      <style:text-properties fo:font-size="15pt" fo:font-weight="normal" officeooo:rsid="00140c3e" officeooo:paragraph-rsid="00140c3e" style:font-size-asian="15pt" style:font-weight-asian="normal" style:font-size-complex="15pt" style:font-weight-complex="normal"/>
    </style:style>
    <style:style style:name="P6" style:family="paragraph" style:parent-style-name="Standard" style:list-style-name="L1">
      <style:paragraph-properties fo:line-height="115%" fo:text-align="start" style:justify-single-word="false"/>
      <style:text-properties fo:font-size="15pt" fo:font-weight="normal" officeooo:rsid="0022af1e" officeooo:paragraph-rsid="0022af1e" style:font-size-asian="15pt" style:font-weight-asian="normal" style:font-size-complex="15pt" style:font-weight-complex="normal"/>
    </style:style>
    <style:style style:name="P7" style:family="paragraph" style:parent-style-name="Standard" style:list-style-name="L1">
      <style:paragraph-properties fo:line-height="115%" fo:text-align="start" style:justify-single-word="false"/>
      <style:text-properties fo:font-size="15pt" fo:font-weight="normal" officeooo:rsid="0027bb74" officeooo:paragraph-rsid="0027bb74" style:font-size-asian="15pt" style:font-weight-asian="normal" style:font-size-complex="15pt" style:font-weight-complex="normal"/>
    </style:style>
    <style:style style:name="T1" style:family="text">
      <style:text-properties officeooo:rsid="0014eee3"/>
    </style:style>
    <style:style style:name="T2" style:family="text">
      <style:text-properties officeooo:rsid="0027bb74"/>
    </style:style>
    <style:style style:name="T3" style:family="text">
      <style:text-properties officeooo:rsid="00367ff4"/>
    </style:style>
    <style:style style:name="T4" style:family="text">
      <style:text-properties officeooo:rsid="00388327"/>
    </style:style>
    <style:style style:name="T5" style:family="text">
      <style:text-properties officeooo:rsid="003dcf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me : Darshit Thesiya</text:p>
      <text:p text:style-name="P3"/>
      <text:p text:style-name="P3">SJSU ID : 011424647</text:p>
      <text:p text:style-name="P1"/>
      <text:p text:style-name="P2"><text:tab/></text:p>
      <text:p text:style-name="P5">‘Build Integrity In’ <text:span text:style-name="T1">as XP value</text:span></text:p>
      <text:p text:style-name="P4">- During last week, following points are noted from team efforts:</text:p>
      <text:list xml:id="list6734377335781261089" text:style-name="L1">
        <text:list-item>
          <text:p text:style-name="P6"><text:span text:style-name="T2">T</text:span>eam members met on last <text:span text:style-name="T3">T</text:span>hursday to discuss upon ideas regarding project implementation.</text:p>
        </text:list-item>
        <text:list-item>
          <text:p text:style-name="P6"><text:span text:style-name="T2">A</text:span>ll of us came up with one idea per person to <text:span text:style-name="T2">share views and </text:span>put thoughts on those.</text:p>
        </text:list-item>
        <text:list-item>
          <text:p text:style-name="P7">Ideas were pretty good and interesting with concepts of algorithms. After a long discussion, we finalized one theme about what the project is going to look like.</text:p>
        </text:list-item>
        <text:list-item>
          <text:p text:style-name="P7">Discussed our doubts (like how we are supposed to implement <text:span text:style-name="T5">multi player</text:span> functionality) with professor.</text:p>
        </text:list-item>
        <text:list-item>
          <text:p text:style-name="P7">Communicated about what project entities we will have to introduce and what will GUI elements look like. Also shared our views on designing UML diagrams for the projec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22:05:02.914881454</meta:creation-date>
    <dc:date>2016-09-25T18:54:56.105515226</dc:date>
    <meta:editing-duration>PT39M53S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1" meta:paragraph-count="10" meta:word-count="131" meta:character-count="750" meta:non-whitespace-character-count="632"/>
  </office:meta>
</office:document-meta>
</file>